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7b3c7"/>
    </style:style>
    <style:style style:name="P4" style:family="paragraph" style:parent-style-name="Text_20_body" style:list-style-name="L1">
      <style:paragraph-properties fo:margin-top="0in" fo:margin-bottom="0in" style:contextual-spacing="false"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margin-top="0in" fo:margin-bottom="0in" style:contextual-spacing="false"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margin-top="0in" fo:margin-bottom="0in" style:contextual-spacing="false"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margin-top="0in" fo:margin-bottom="0in" style:contextual-spacing="false"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6">
      <style:paragraph-properties fo:text-align="justify" style:justify-single-word="false"/>
    </style:style>
    <style:style style:name="P14" style:family="paragraph" style:parent-style-name="Text_20_body" style:list-style-name="L7">
      <style:paragraph-properties fo:margin-top="0in" fo:margin-bottom="0in" style:contextual-spacing="false" fo:text-align="justify" style:justify-single-word="false"/>
    </style:style>
    <style:style style:name="P15" style:family="paragraph" style:parent-style-name="Text_20_body" style:list-style-name="L7">
      <style:paragraph-properties fo:text-align="justify" style:justify-single-word="false"/>
    </style:style>
    <style:style style:name="P16" style:family="paragraph" style:parent-style-name="Text_20_body">
      <style:paragraph-properties fo:text-align="end" style:justify-single-word="false"/>
      <style:text-properties style:font-name="Times New Roman" fo:font-size="14pt" fo:font-weight="bold" officeooo:paragraph-rsid="0007b3c7"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Times New Roman" fo:font-size="14pt" fo:font-weight="normal" officeooo:paragraph-rsid="0007b3c7"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Text_20_body" style:list-style-name="L4">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P20" style:family="paragraph" style:parent-style-name="Text_20_body" style:list-style-name="L6">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list-style-name="L6">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style="italic" style:text-underline-style="none" fo:font-weight="normal" officeooo:paragraph-rsid="0007b3c7" style:font-size-asian="14pt" style:font-style-asian="italic" style:font-weight-asian="normal" style:font-size-complex="14pt" style:font-style-complex="italic"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0086e29"/>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4pt" fo:font-weight="normal" style:font-size-asian="14pt" style:font-weight-asian="normal" style:font-size-complex="14pt" style:font-weight-complex="normal"/>
    </style:style>
    <style:style style:name="T7"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Times New Roman" fo:font-size="14pt" fo:font-style="italic" fo:font-weight="normal" officeooo:rsid="000d4343" style:font-size-asian="14pt" style:font-style-asian="italic" style:font-weight-asian="normal" style:font-size-complex="14pt" style:font-style-complex="italic" style:font-weight-complex="normal"/>
    </style:style>
    <style:style style:name="T9" style:family="text">
      <style:text-properties style:font-name="Times New Roman" fo:font-size="14pt" fo:font-style="italic" style:font-size-asian="14pt" style:font-style-asian="italic" style:font-size-complex="14pt" style:font-style-complex="italic"/>
    </style:style>
    <style:style style:name="T10" style:family="text">
      <style:text-properties style:font-name="Times New Roman" fo:font-size="14pt" fo:font-style="italic" officeooo:rsid="000d4343" style:font-size-asian="14pt" style:font-style-asian="italic" style:font-size-complex="14pt" style:font-style-complex="italic"/>
    </style:style>
    <style:style style:name="T11" style:family="text">
      <style:text-properties style:font-name="Times New Roman" fo:font-size="14pt" style:font-size-asian="14pt" style:font-size-complex="14pt"/>
    </style:style>
    <style:style style:name="T12" style:family="text">
      <style:text-properties style:font-name="Times New Roman" fo:font-size="14pt" officeooo:rsid="000d4343" style:font-size-asian="14pt" style:font-size-complex="14pt"/>
    </style:style>
    <style:style style:name="T13" style:family="text">
      <style:text-properties style:font-name="Times New Roman" officeooo:rsid="000d4343"/>
    </style:style>
    <style:style style:name="T14" style:family="text">
      <style:text-properties officeooo:rsid="000d434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ExCI: A framework for reinforcement learning with embedded systems<text:tab/></text:p>
      <text:p text:style-name="P17"/>
      <text:p text:style-name="P17">Applied Intelligence (2024) 54:8384–8398<text:tab/><text:tab/><text:tab/><text:tab/><text:tab/> <text:s text:c="8"/>June 2024</text:p>
      <text:p text:style-name="P17"/>
      <text:p text:style-name="P22"><text:span text:style-name="T14">Anahtar Kelimeler</text:span>: Pekiştirmeli öğrenme, <text:span text:style-name="T14">G</text:span>ömülü sistemler, <text:span text:style-name="T14">O</text:span>tomasyon</text:p>
      <text:p text:style-name="P17"/>
      <text:p text:style-name="P3"><text:span text:style-name="T3"><text:tab/>Yapay zekâ (AI) alanındaki gelişmeler, pek çok endüstride olduğu gibi otomasyon ve kontrol mühendisliği alanlarında da önemli bir etki yaratmıştır. Özellikle </text:span><text:span text:style-name="Strong_20_Emphasis"><text:span text:style-name="T3">pekiştirmeli öğrenme (Reinforcement Learning - RL)</text:span></text:span><text:span text:style-name="T3">, otonom sistemlerin karar alma süreçlerinde büyük bir potansiyele sahiptir. RL, bir ajanı çevresiyle etkileşime sokarak en iyi stratejiyi öğrenmesini sağlamaktadır. Ancak, mühendisler için en büyük zorluklardan biri, bu RL ajanlarının gömülü sistemlerde çalıştırılmasıdır.</text:span></text:p>
      <text:p text:style-name="P2"><text:span text:style-name="T3"><text:tab/>Gömülü sistemler, sınırlı işlem gücü, enerji tüketimi ve donanımsal kısıtlamalar nedeniyle geleneksel RL kütüphaneleriyle doğrudan entegre edilememektedir. Mevcut RL sistemleri genellikle güçlü bilgisayarlar üzerinde çalışacak şekilde tasarlanmıştır ve gömülü sistemlerde çalıştırılması için özel çözümler gerektirmektedir. Bu çalışmada, bu sorunu gidermek amacıyla </text:span><text:span text:style-name="Strong_20_Emphasis"><text:span text:style-name="T3">LExCI (Learning and Experiencing Cycle Interface)</text:span></text:span><text:span text:style-name="T3"> adı verilen bir çerçeve önerilmektedir.</text:span></text:p>
      <text:p text:style-name="P2"><text:span text:style-name="T3"><text:tab/>LExCI, </text:span><text:span text:style-name="Strong_20_Emphasis"><text:span text:style-name="T3">RLlib</text:span></text:span><text:span text:style-name="T3"> gibi açık kaynak kütüphaneleri kullanarak, RL ajanlarının gömülü sistemler üzerinde eğitilmesini ve çalıştırılmasını mümkün kılan bir framework olarak geliştirilmiştir. Çalışmada, LExCI’nin işleyişi, yazılım mimarisi ve farklı RL algoritmaları ile nasıl çalıştığı detaylandırılmıştır.</text:span></text:p>
      <text:h text:style-name="P1" text:outline-level="3"><text:span text:style-name="Strong_20_Emphasis"><text:span text:style-name="T3">1. Pekiştirmeli Öğrenme ve Gömülü Sistemler</text:span></text:span></text:h>
      <text:p text:style-name="P2"><text:span text:style-name="T3">Pekiştirmeli öğrenme, bir ajanı </text:span><text:span text:style-name="Strong_20_Emphasis"><text:span text:style-name="T3">Markov Karar Süreci (MDP)</text:span></text:span><text:span text:style-name="T3"> çerçevesinde eğiterek, uzun vadede en iyi ödülü alacak stratejiyi öğrenmesini sağlar. Ancak, RL algoritmalarının gömülü sistemlerde çalıştırılması büyük zorluklar içermektedir:</text:span></text:p>
      <text:list xml:id="list2011854344" text:style-name="L1">
        <text:list-item>
          <text:p text:style-name="P4"><text:span text:style-name="Strong_20_Emphasis"><text:span text:style-name="T3">Hesaplama Kaynakları:</text:span></text:span><text:span text:style-name="T3"> Gömülü sistemler genellikle düşük işlem gücüne sahiptir.</text:span></text:p>
        </text:list-item>
        <text:list-item>
          <text:p text:style-name="P4"><text:span text:style-name="Strong_20_Emphasis"><text:span text:style-name="T3">Gerçek Zamanlı İşleme:</text:span></text:span><text:span text:style-name="T3"> Endüstriyel uygulamalarda belirli zaman kısıtlamaları içinde çalışılması gerekmektedir.</text:span></text:p>
        </text:list-item>
        <text:list-item>
          <text:p text:style-name="P5"><text:span text:style-name="Strong_20_Emphasis"><text:span text:style-name="T3">Donanımsal Uyum:</text:span></text:span><text:span text:style-name="T3"> Gömülü sistemlerde yaygın olarak kullanılan işletim sistemleri, geleneksel RL kütüphaneleriyle uyumlu olmayabilir.</text:span></text:p>
        </text:list-item>
      </text:list>
      <text:p text:style-name="P18"><text:soft-page-break/>Bu nedenle, RL algoritmalarının gömülü sistemlere entegre edilmesi için optimize edilmiş bir framework gereklidir.</text:p>
      <text:h text:style-name="P1" text:outline-level="3"><text:span text:style-name="Strong_20_Emphasis"><text:span text:style-name="T3">2. LExCI’nin Önerilen Çözümü</text:span></text:span></text:h>
      <text:p text:style-name="P2"><text:span text:style-name="T3">LExCI, RL ajanlarının eğitimini güçlü bir bilgisayarda gerçekleştirirken, ajanları gömülü sistemlerde çalıştırmayı mümkün kılan bir </text:span><text:span text:style-name="Strong_20_Emphasis"><text:span text:style-name="T3">master-minion mimarisi</text:span></text:span><text:span text:style-name="T3"> kullanmaktadır:</text:span></text:p>
      <text:list xml:id="list3367188206" text:style-name="L2">
        <text:list-item>
          <text:p text:style-name="P6"><text:span text:style-name="Strong_20_Emphasis"><text:span text:style-name="T3">Master:</text:span></text:span><text:span text:style-name="T3"> RL modelinin eğitimini üstlenir ve merkezi bir sistemde çalışır.</text:span></text:p>
        </text:list-item>
        <text:list-item>
          <text:p text:style-name="P7"><text:span text:style-name="Strong_20_Emphasis"><text:span text:style-name="T3">Minion:</text:span></text:span><text:span text:style-name="T3"> Eğitilmiş modeli gömülü sistemlere dağıtır ve burada çalıştırılmasını sağlar.</text:span></text:p>
        </text:list-item>
      </text:list>
      <text:p text:style-name="P18">LExCI’nin avantajları şunlardır:</text:p>
      <text:list xml:id="list1734000890" text:style-name="L3">
        <text:list-item>
          <text:p text:style-name="P8"><text:span text:style-name="Strong_20_Emphasis"><text:span text:style-name="T3">Açık Kaynak ve Esneklik:</text:span></text:span><text:span text:style-name="T3"> Kullanıcıların RLlib gibi kütüphanelerle entegrasyon yapmasına olanak tanır.</text:span></text:p>
        </text:list-item>
        <text:list-item>
          <text:p text:style-name="P8"><text:span text:style-name="Strong_20_Emphasis"><text:span text:style-name="T3">Modüler Yapı:</text:span></text:span><text:span text:style-name="T3"> Çeşitli RL algoritmalarını destekleyerek geniş bir uygulama alanı sunar.</text:span></text:p>
        </text:list-item>
        <text:list-item>
          <text:p text:style-name="P9"><text:span text:style-name="Strong_20_Emphasis"><text:span text:style-name="T3">Gerçek Zamanlı Uygulamalar için Uygunluk:</text:span></text:span><text:span text:style-name="T3"> Kontrol sistemleriyle kolayca bütünleşebilir.</text:span></text:p>
        </text:list-item>
      </text:list>
      <text:h text:style-name="P1" text:outline-level="3"><text:span text:style-name="Strong_20_Emphasis"><text:span text:style-name="T3">3. Deneysel Çalışmalar ve Sonuçlar</text:span></text:span></text:h>
      <text:p text:style-name="P2"><text:span text:style-name="T3"><text:tab/>Çalışmada, LExCI'nin performansını test etmek için </text:span><text:span text:style-name="Strong_20_Emphasis"><text:span text:style-name="T3">ters sarkaç (pendulum swing-up) problemi</text:span></text:span><text:span text:style-name="T3"> kullanılmıştır. Bu problem, RL algoritmalarının kontrol sistemlerinde nasıl çalıştığını test etmek için yaygın olarak kullanılan bir benchmarktır.</text:span></text:p>
      <text:p text:style-name="P2"><text:span text:style-name="Strong_20_Emphasis"><text:span text:style-name="T3">Deney Senaryoları:</text:span></text:span></text:p>
      <text:list xml:id="list253349515" text:style-name="L4">
        <text:list-item>
          <text:p text:style-name="P19">Python tabanlı simülasyon</text:p>
        </text:list-item>
        <text:list-item>
          <text:p text:style-name="P19">MATLAB/Simulink üzerinde modelleme</text:p>
        </text:list-item>
        <text:list-item>
          <text:p text:style-name="P10"><text:span text:style-name="Strong_20_Emphasis"><text:span text:style-name="T3">dSPACE MicroAutoBox III (MABX III)</text:span></text:span><text:span text:style-name="T3"> üzerinde gerçek zamanlı test</text:span></text:p>
        </text:list-item>
      </text:list>
      <text:p text:style-name="P2"><text:span text:style-name="Strong_20_Emphasis"><text:span text:style-name="T3">Kullanılan RL Algoritmaları:</text:span></text:span></text:p>
      <text:list xml:id="list986580272" text:style-name="L5">
        <text:list-item>
          <text:p text:style-name="P11"><text:span text:style-name="Strong_20_Emphasis"><text:span text:style-name="T3">Proximal Policy Optimization (PPO):</text:span></text:span><text:span text:style-name="T3"> On-policy bir algoritma olup, RL ajanlarının güvenli ve kararlı bir şekilde öğrenmesini sağlar.</text:span></text:p>
        </text:list-item>
        <text:list-item>
          <text:p text:style-name="P12"><text:span text:style-name="Strong_20_Emphasis"><text:span text:style-name="T3">Deep Deterministic Policy Gradient (DDPG):</text:span></text:span><text:span text:style-name="T3"> Sürekli eylem alanları için kullanılan, off-policy bir algoritmadır.</text:span></text:p>
        </text:list-item>
      </text:list>
      <text:p text:style-name="P2"><text:span text:style-name="Strong_20_Emphasis"><text:span text:style-name="T3">Sonuçlar:</text:span></text:span></text:p>
      <text:list xml:id="list747747587" text:style-name="L6">
        <text:list-item>
          <text:p text:style-name="P20">LExCI kullanılarak RL ajanlarının farklı platformlarda başarıyla eğitildiği gösterilmiştir.</text:p>
        </text:list-item>
        <text:list-item>
          <text:p text:style-name="P20">PPO ve DDPG algoritmaları farklı sistemlerde benzer sonuçlar vermiştir.</text:p>
        </text:list-item>
        <text:list-item>
          <text:p text:style-name="P21"><text:soft-page-break/>Simülasyon ortamındaki sonuçlar ile gerçek sistemlerdeki sonuçlar arasında güçlü bir korelasyon bulunmuştur.</text:p>
        </text:list-item>
        <text:list-item>
          <text:p text:style-name="P13"><text:span text:style-name="Strong_20_Emphasis"><text:span text:style-name="T3"/></text:span></text:p>
        </text:list-item>
      </text:list>
      <text:p text:style-name="P18">Bu çalışma, pekiştirmeli öğrenmenin gömülü sistemlerde verimli bir şekilde uygulanabilmesi için LExCI framework’ünü önermektedir. LExCI’nin sunduğu avantajlar şunlardır:</text:p>
      <text:list xml:id="list797508482" text:style-name="L7">
        <text:list-item>
          <text:p text:style-name="P14"><text:span text:style-name="Strong_20_Emphasis"><text:span text:style-name="T3">Gömülü sistemlerde RL uygulamalarını mümkün kılmak için açık kaynak bir çözüm sunar.</text:span></text:span></text:p>
        </text:list-item>
        <text:list-item>
          <text:p text:style-name="P14"><text:span text:style-name="Strong_20_Emphasis"><text:span text:style-name="T3">Gerçek zamanlı kontrol sistemleriyle entegre olabilecek bir altyapıya sahiptir.</text:span></text:span></text:p>
        </text:list-item>
        <text:list-item>
          <text:p text:style-name="P15"><text:span text:style-name="Strong_20_Emphasis"><text:span text:style-name="T3">Farklı RL algoritmaları ile uyumludur ve esnek bir eğitim süreci sunar.</text:span></text:span></text:p>
        </text:list-item>
      </text:list>
      <text:p text:style-name="P2"><text:span text:style-name="T3">Gelecekte, LExCI framework'ünün daha fazla RL algoritmasını destekleyecek şekilde genişletilmesi ve farklı endüstriyel uygulamalarda test edilmesi önerilmektedir. Ayrıca, </text:span><text:span text:style-name="Strong_20_Emphasis"><text:span text:style-name="T3">transfer öğrenme</text:span></text:span><text:span text:style-name="T3"> ve </text:span><text:span text:style-name="Strong_20_Emphasis"><text:span text:style-name="T3">federated learning</text:span></text:span><text:span text:style-name="T3"> gibi yeni tekniklerle entegrasyon sağlanarak framework’ün daha geniş kullanım alanlarına hitap etmesi sağlanabil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2:34:12.879612195</meta:creation-date>
    <dc:date>2025-03-06T10:08:07.117308596</dc:date>
    <meta:editing-duration>PT16M31S</meta:editing-duration>
    <meta:editing-cycles>8</meta:editing-cycles>
    <meta:generator>LibreOffice/7.3.7.2$Linux_X86_64 LibreOffice_project/30$Build-2</meta:generator>
    <meta:document-statistic meta:table-count="0" meta:image-count="0" meta:object-count="0" meta:page-count="3" meta:paragraph-count="39" meta:word-count="548" meta:character-count="4522" meta:non-whitespace-character-count="4015"/>
  </office:meta>
</office:document-meta>
</file>